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Arial1" fo:font-size="15pt" fo:font-weight="bold" officeooo:paragraph-rsid="000da33f" style:font-size-asian="15pt" style:font-weight-asian="bold" style:font-size-complex="15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4pt" officeooo:paragraph-rsid="000da33f" style:font-size-asian="14pt" style:font-size-complex="14pt"/>
    </style:style>
    <style:style style:name="T1" style:family="text">
      <style:text-properties fo:font-variant="normal" fo:text-transform="none" fo:color="#000000" loext:opacity="100%" style:font-name="Helvetica" fo:font-size="9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Helvetica" fo:font-size="9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000000" loext:opacity="100%" fo:font-size="9pt" fo:letter-spacing="normal" fo:font-style="normal" fo:font-weight="normal"/>
    </style:style>
    <style:style style:name="T4" style:family="text">
      <style:text-properties fo:font-variant="normal" fo:text-transform="none" fo:color="#000000" loext:opacity="100%" fo:font-size="9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000000" loext:opacity="100%" fo:letter-spacing="normal" fo:font-style="normal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style:style style:name="T7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variant="normal" fo:text-transform="none" fo:color="#000000" loext:opacity="100%" fo:letter-spacing="normal" fo:font-style="normal" officeooo:rsid="000da3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Ciccio’s Pizza</text:span></text:p>
      <text:p text:style-name="P2"><text:span text:style-name="T6"/></text:p>
      <text:p text:style-name="P2"><text:span text:style-name="T6"/></text:p>
      <text:p text:style-name="P2"><text:span text:style-name="T6">Giocatore( </text:span><text:span text:style-name="T8">nomeUtente</text:span><text:span text:style-name="T6">,password, mail, immagineProfilo, </text:span><text:span text:style-name="T7">nomeMod</text:span><text:span text:style-name="T6">)</text:span></text:p>
      <text:p text:style-name="P2"><text:span text:style-name="T6"><text:line-break/>Carriera (</text:span><text:span text:style-name="T8">nomeMod</text:span><text:span text:style-name="T6">,numLivelli, stelleTot, </text:span><text:span text:style-name="T7">codLivello</text:span><text:span text:style-name="T6">)</text:span></text:p>
      <text:p text:style-name="P2"><text:span text:style-name="T6"><text:line-break/>GiroPizza (</text:span><text:span text:style-name="T8">nomeMod</text:span><text:span text:style-name="T6">, puntiTot, ordinazioniCompletate, </text:span><text:span text:style-name="T7">nomePizza)</text:span></text:p>
      <text:p text:style-name="P2"><text:span text:style-name="T7"><text:line-break/></text:span><text:span text:style-name="T6">Ordine (</text:span><text:span text:style-name="T8">codOrdine</text:span><text:span text:style-name="T6">,tempoLimite,punti, </text:span><text:span text:style-name="T7">nomePizza</text:span><text:span text:style-name="T6">)</text:span></text:p>
      <text:p text:style-name="P2"><text:line-break/><text:span text:style-name="T6">Livello (</text:span><text:span text:style-name="T8">codLivello</text:span><text:span text:style-name="T6">,tempoLimite,stelle, ordinazioni)</text:span></text:p>
      <text:p text:style-name="P2"><text:line-break/><text:span text:style-name="T6">Pizze (</text:span><text:span text:style-name="T8">nomePizza</text:span><text:span text:style-name="T6">,ingrediente,difficolta)</text:span></text:p>
      <text:p text:style-name="P2"><text:span text:style-name="T6"/></text:p>
      <text:p text:style-name="P2"><text:span text:style-name="T6">Contiene(</text:span><text:span text:style-name="T8">nodLivello, nomePizza</text:span><text:span text:style-name="T6">)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3T00:23:40.033000000</meta:creation-date>
    <dc:date>2021-02-23T00:26:05.588000000</dc:date>
    <meta:editing-duration>PT2M25S</meta:editing-duration>
    <meta:editing-cycles>1</meta:editing-cycles>
    <meta:document-statistic meta:table-count="0" meta:image-count="0" meta:object-count="0" meta:page-count="1" meta:paragraph-count="8" meta:word-count="26" meta:character-count="368" meta:non-whitespace-character-count="344"/>
    <meta:generator>LibreOffice/7.0.4.2$Windows_X86_64 LibreOffice_project/dcf040e67528d9187c66b2379df5ea4407429775</meta:generator>
  </office:meta>
</office:document-meta>
</file>